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marker-end="Arrow" draw:marker-end-width="0.3cm"/>
    </style:style>
    <style:style style:name="gr3" style:family="graphic" style:parent-style-name="standard">
      <style:graphic-properties draw:textarea-horizontal-align="justify" draw:textarea-vertical-align="middle" draw:auto-grow-height="false" fo:wrap-option="wrap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8cm" fo:min-width="0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dash" draw:stroke-dash="_32__20_Dots_20_1_20_Dash" draw:fill="none" draw:textarea-horizontal-align="justify" draw:textarea-vertical-align="middle" draw:auto-grow-height="false"/>
    </style:style>
    <style:style style:name="pr1" style:family="presentation" style:parent-style-name="Default-subtitle">
      <style:graphic-properties draw:fill-color="#ffffff" draw:auto-grow-height="true" fo:min-height="17.936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fo:min-height="3.25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draw:auto-grow-height="true" fo:min-height="3.507cm"/>
    </style:style>
    <style:style style:name="pr7" style:family="presentation" style:parent-style-name="Default-outline1">
      <style:graphic-properties fo:min-height="13.61cm"/>
    </style:style>
    <style:style style:name="P1" style:family="paragraph">
      <style:paragraph-properties fo:text-align="center"/>
      <style:text-properties fo:font-family="Calibri" style:font-style-name="Regular" style:font-family-generic="swiss" style:font-pitch="variable" fo:font-style="normal" fo:font-weight="normal"/>
    </style:style>
    <style:style style:name="P2" style:family="paragraph">
      <style:paragraph-properties fo:text-align="center"/>
      <style:text-properties fo:font-family="Calibri" style:font-style-name="Regular" style:font-family-generic="swiss" style:font-pitch="variable" fo:font-size="10pt" fo:font-style="normal" fo:font-weight="normal" style:font-size-asian="18pt" style:font-size-complex="18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18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0pt" style:font-size-asian="10pt" style:font-size-complex="10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P9" style:family="paragraph">
      <style:text-properties fo:font-size="10pt" style:font-size-asian="10pt" style:font-size-complex="10pt"/>
    </style:style>
    <style:style style:name="T1" style:family="text">
      <style:text-properties fo:font-family="Calibri" style:font-style-name="Regular" style:font-family-generic="swiss" style:font-pitch="variable" fo:font-size="10pt" fo:font-style="normal" fo:font-weight="normal" style:font-size-asian="18pt" style:font-size-complex="18pt"/>
    </style:style>
    <style:style style:name="T2" style:family="text">
      <style:text-properties fo:font-family="Calibri" style:font-family-generic="swiss" style:font-pitch="variable" fo:font-size="10pt" style:font-size-asian="18pt" style:font-size-complex="18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7.936cm" svg:x="1.4cm" svg:y="0.837cm" presentation:class="subtitle">
          <draw:text-box>
            <text:p>Dispatch feature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473cm" svg:x="1.4cm" svg:y="0.854cm" presentation:class="title" presentation:user-transformed="true">
          <draw:text-box>
            <text:p>Modifications needed to implement the dispatch functionality 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Master of studies:</text:p>
                <text:list>
                  <text:list-item>
                    <text:p>The main administrator will create the different studies into the master</text:p>
                  </text:list-item>
                  <text:list-item>
                    <text:p>Each site administrator will select the studies he works with in this master</text:p>
                  </text:list-item>
                  <text:list-item>
                    <text:p>When a site is using a study, it can be added to the list of “dispatch sites” of this study (meaning others sites using this study can dispatch aliquots to this sit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6" draw:layer="layout" svg:width="25.199cm" svg:height="3.507cm" svg:x="1.4cm" svg:y="0.837cm" presentation:class="title">
          <draw:text-box>
            <text:p>Dispatch example from Calgary to Edmont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algary and Edmonton are using study HEART</text:p>
              </text:list-item>
              <text:list-item>
                <text:p>Edmonton is set as “Dispatch site” for HEART</text:p>
              </text:list-item>
              <text:list-item>
                <text:p>Calgary will register patients, visits, aliquots the same way as usual</text:p>
              </text:list-item>
              <text:list-item>
                <text:p>Then they will request the creation of a new dispatch shipment.</text:p>
              </text:list-item>
              <text:list-item>
                <text:p>Later Edmonton will retrieve this dispatch shipment to check information and complete and close i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draw:frame presentation:style-name="pr3" draw:layer="layout" svg:width="25.199cm" svg:height="3.473cm" svg:x="1.4cm" svg:y="0.854cm" presentation:class="title" presentation:user-transformed="true">
          <draw:text-box>
            <text:p>Calgary dispatch aliquots to Edmonton</text:p>
          </draw:text-box>
        </draw:frame>
        <draw:connector draw:style-name="gr2" draw:text-style-name="P1" draw:layer="layout" svg:x1="4.333cm" svg:y1="11cm" svg:x2="4.335cm" svg:y2="11.959cm" draw:start-shape="id1" draw:start-glue-point="6" draw:end-shape="id2" draw:end-glue-point="4" svg:d="m4333 11000v460h2v499">
          <text:p/>
        </draw:connector>
        <draw:connector draw:style-name="gr2" draw:text-style-name="P1" draw:layer="layout" draw:type="line" svg:x1="4.335cm" svg:y1="13.525cm" svg:x2="4.364cm" svg:y2="14.38cm" draw:start-shape="id2" draw:start-glue-point="6" draw:end-shape="id3" draw:end-glue-point="4" svg:d="m4335 13525 29 855">
          <text:p/>
        </draw:connector>
        <draw:connector draw:style-name="gr2" draw:text-style-name="P1" draw:layer="layout" svg:x1="21.587cm" svg:y1="18.057cm" svg:x2="21.706cm" svg:y2="18.685cm" draw:start-shape="id4" draw:start-glue-point="7" draw:end-shape="id5" draw:end-glue-point="4" svg:d="m21587 18057v414h119v214">
          <text:p/>
        </draw:connector>
        <draw:connector draw:style-name="gr2" draw:text-style-name="P2" draw:layer="layout" draw:type="lines" svg:x1="4.334cm" svg:y1="3.272cm" svg:x2="4.319cm" svg:y2="4.215cm" draw:start-shape="id6" draw:start-glue-point="6" draw:end-shape="id7" draw:end-glue-point="4" svg:d="m4334 3272v502l-15-264v705">
          <text:p/>
        </draw:connector>
        <draw:custom-shape draw:style-name="gr3" draw:text-style-name="P4" draw:id="id1" draw:layer="layout" svg:width="3.175cm" svg:height="1.905cm" svg:x="2.745cm" svg:y="9.245cm">
          <text:p text:style-name="P3"><text:span text:style-name="T1">Take a pallet in their freezer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3" draw:text-style-name="P4" draw:id="id2" draw:layer="layout" svg:width="3.175cm" svg:height="1.905cm" svg:x="2.747cm" svg:y="11.77cm">
          <text:p text:style-name="P3"><text:span text:style-name="T1">Scan the product barcode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3" draw:text-style-name="P4" draw:id="id6" draw:layer="layout" svg:width="3.927cm" svg:height="0.782cm" svg:x="2.37cm" svg:y="2.49cm">
          <text:p text:style-name="P3"><text:span text:style-name="T2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4" draw:id="id5" draw:layer="layout" svg:width="5.08cm" svg:height="1.905cm" svg:x="19.166cm" svg:y="18.685cm">
          <text:p text:style-name="P3"><text:span text:style-name="T1">Pallets and manifest </text:span></text:p>
          <text:p text:style-name="P3"><text:span text:style-name="T1">are sent to Edmonton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4" draw:id="id8" draw:layer="layout" svg:width="3.175cm" svg:height="1.905cm" svg:x="13.473cm" svg:y="18.046cm">
          <text:p text:style-name="P3"><text:span text:style-name="T1">User click ok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2" draw:layer="layout" svg:x1="16.648cm" svg:y1="18.999cm" svg:x2="19.965cm" svg:y2="4.089cm" draw:start-shape="id8" draw:start-glue-point="7" draw:end-shape="id9" draw:end-glue-point="6" svg:d="m16648 18999h1399v-14910h1918">
          <text:p/>
        </draw:connector>
        <draw:custom-shape draw:style-name="gr3" draw:text-style-name="P4" draw:id="id10" draw:layer="layout" svg:width="4.473cm" svg:height="2.765cm" svg:x="2.072cm" svg:y="16.854cm">
          <text:p text:style-name="P3"><text:span text:style-name="T1">The pallet is added to the list of pallets to be sent (cannot add the same 2 times)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layer="layout" svg:x1="6.545cm" svg:y1="18.236cm" svg:x2="5.92cm" svg:y2="10.198cm" draw:start-shape="id10" draw:start-glue-point="1" draw:end-shape="id1" draw:end-glue-point="7" svg:d="m6545 18236h501v-8038h-1126">
          <text:p/>
        </draw:connector>
        <draw:frame draw:style-name="gr4" draw:text-style-name="P6" draw:layer="layout" svg:width="3.931cm" svg:height="0.645cm" svg:x="7.138cm" svg:y="11.509cm">
          <draw:text-box>
            <text:p text:style-name="P5"><text:span text:style-name="T3">Repeat for each pallet</text:span></text:p>
          </draw:text-box>
        </draw:frame>
        <draw:connector draw:style-name="gr2" draw:layer="layout" svg:x1="12.722cm" svg:y1="19.054cm" svg:x2="13.473cm" svg:y2="18.999cm" draw:start-shape="id11" draw:start-glue-point="1" draw:end-shape="id8" draw:end-glue-point="5" svg:d="m12722 19054h376v-55h375">
          <text:p/>
        </draw:connector>
        <draw:custom-shape draw:style-name="gr3" draw:text-style-name="P4" draw:id="id9" draw:layer="layout" svg:width="5.19cm" svg:height="2.169cm" svg:x="19.446cm" svg:y="3.004cm">
          <text:p text:style-name="P3"><text:span text:style-name="T1">A summary of pallets (product barcode and position) is displaye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4" draw:id="id12" draw:layer="layout" svg:width="3.175cm" svg:height="1.905cm" svg:x="19.874cm" svg:y="6.125cm">
          <text:p text:style-name="P3"><text:span text:style-name="T1">User enter waybill number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2" draw:text-style-name="P1" draw:layer="layout" svg:x1="21.512cm" svg:y1="5.173cm" svg:x2="21.462cm" svg:y2="6.314cm" draw:start-shape="id9" draw:start-glue-point="7" draw:end-shape="id12" draw:end-glue-point="4" svg:d="m21512 5173v543h-50v598">
          <text:p/>
        </draw:connector>
        <draw:custom-shape draw:style-name="gr3" draw:text-style-name="P4" draw:id="id13" draw:layer="layout" svg:width="3.175cm" svg:height="1.905cm" svg:x="19.842cm" svg:y="8.969cm">
          <text:p text:style-name="P3"><text:span text:style-name="T1">User click ok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2" draw:text-style-name="P1" draw:layer="layout" svg:x1="21.461cm" svg:y1="8.03cm" svg:x2="21.43cm" svg:y2="9.158cm" draw:start-shape="id12" draw:start-glue-point="2" draw:end-shape="id13" draw:end-glue-point="4" svg:d="m21461 8030v469h-31v659">
          <text:p/>
        </draw:connector>
        <draw:custom-shape draw:style-name="gr3" draw:text-style-name="P4" draw:id="id4" draw:layer="layout" svg:width="6.301cm" svg:height="2.04cm" svg:x="19.078cm" svg:y="16.017cm">
          <text:p text:style-name="P3"><text:span text:style-name="T1">Pallets and <text:s/>aliquots are tags as “dispatched” + old pallet position is free to be used again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1" draw:layer="layout" svg:x1="21.178cm" svg:y1="14.828cm" svg:x2="22.859cm" svg:y2="16.017cm" draw:start-shape="id14" draw:start-glue-point="7" draw:end-shape="id4" draw:end-glue-point="4" svg:d="m21178 14828v607h1681v582">
          <text:p/>
        </draw:connector>
        <draw:custom-shape draw:style-name="gr3" draw:text-style-name="P4" draw:id="id7" draw:layer="layout" svg:width="3.765cm" svg:height="2.054cm" svg:x="2.437cm" svg:y="4.011cm">
          <text:p text:style-name="P3"><text:span text:style-name="T1">Select study (that can be dispatched) from which aliquots should be part of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2" draw:text-style-name="P1" draw:layer="layout" svg:x1="4.319cm" svg:y1="5.903cm" svg:x2="4.32cm" svg:y2="6.787cm" draw:start-shape="id7" draw:start-glue-point="6" draw:end-shape="id15" draw:end-glue-point="4" svg:d="m4319 5903v525h1v359">
          <text:p/>
        </draw:connector>
        <draw:custom-shape draw:style-name="gr3" draw:text-style-name="P4" draw:id="id11" draw:layer="layout" svg:width="5.362cm" svg:height="3.072cm" svg:x="7.36cm" svg:y="17.518cm">
          <text:p text:style-name="P3"><text:span text:style-name="T1">Verification is made to be sure all aliquots are part of the right study. Ok will be disabled is verification faile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4" draw:id="id15" draw:layer="layout" svg:width="3.393cm" svg:height="1.905cm" svg:x="2.623cm" svg:y="6.598cm">
          <text:p text:style-name="P3"><text:span text:style-name="T1">Select site to which it will be dispatched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2" draw:layer="layout" svg:x1="4.32cm" svg:y1="8.353cm" svg:x2="4.333cm" svg:y2="9.434cm" draw:start-shape="id15" draw:start-glue-point="6" draw:end-shape="id1" draw:end-glue-point="4" svg:d="m4320 8353v521h13v560">
          <text:p/>
        </draw:connector>
        <draw:connector draw:style-name="gr2" draw:layer="layout" svg:x1="6.09cm" svg:y1="18.237cm" svg:x2="7.896cm" svg:y2="19.054cm" draw:start-shape="id10" draw:start-glue-point="9" draw:end-shape="id11" draw:end-glue-point="6" svg:d="m6090 18237h863v817h943">
          <text:p/>
        </draw:connector>
        <draw:custom-shape draw:style-name="gr3" draw:text-style-name="P4" draw:id="id14" draw:layer="layout" svg:width="7.587cm" svg:height="2.901cm" svg:x="18.157cm" svg:y="11.927cm">
          <text:list text:style-name="L1">
            <text:list-item>
              <text:p text:style-name="P3"><text:span text:style-name="T1">A Dispatched shipment is registered with current date and all previous informations.</text:span></text:p>
            </text:list-item>
            <text:list-item>
              <text:p text:style-name="P3"><text:span text:style-name="T1">A notification is send to Edmonton Site</text:span></text:p>
            </text:list-item>
            <text:list-item>
              <text:p text:style-name="P3"><text:span text:style-name="T1">A Manifest is printed</text:span></text:p>
            </text:list-item>
          </text:list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layer="layout" svg:x1="21.429cm" svg:y1="8.969cm" svg:x2="22.709cm" svg:y2="11.927cm" draw:start-shape="id13" draw:end-shape="id14" draw:end-glue-point="4" svg:d="m21429 8969v-502h1280v3460">
          <text:p/>
        </draw:connector>
        <draw:custom-shape draw:style-name="gr3" draw:text-style-name="P4" draw:id="id3" draw:layer="layout" svg:width="3.175cm" svg:height="1.905cm" svg:x="2.776cm" svg:y="14.191cm">
          <text:p text:style-name="P3"><text:span text:style-name="T1">Scan the pallet for verification of the content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2" draw:layer="layout" svg:x1="4.364cm" svg:y1="15.946cm" svg:x2="4.309cm" svg:y2="16.854cm" draw:start-shape="id3" draw:start-glue-point="6" draw:end-shape="id10" draw:end-glue-point="5" svg:d="m4364 15946v427h-55v481">
          <text:p/>
        </draw:connecto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draw:frame presentation:style-name="pr3" draw:layer="layout" svg:width="25.199cm" svg:height="3.473cm" svg:x="1.4cm" svg:y="0.354cm" presentation:class="title" presentation:user-transformed="true">
          <draw:text-box>
            <text:p>Edmonton receive dispatched aliquots form Calgary</text:p>
          </draw:text-box>
        </draw:frame>
        <draw:connector draw:style-name="gr2" draw:text-style-name="P1" draw:layer="layout" svg:x1="4.104cm" svg:y1="8.151cm" svg:x2="4.166cm" svg:y2="9.244cm" draw:start-shape="id16" draw:start-glue-point="6" draw:end-shape="id17" draw:end-glue-point="4" svg:d="m4104 8151v536h62v557">
          <text:p/>
        </draw:connector>
        <draw:connector draw:style-name="gr2" draw:text-style-name="P1" draw:layer="layout" draw:type="line" svg:x1="4.165cm" svg:y1="10.96cm" svg:x2="4.155cm" svg:y2="12.36cm" draw:start-shape="id17" draw:start-glue-point="2" draw:end-shape="id18" svg:d="m4165 10960-10 1400">
          <text:p/>
        </draw:connector>
        <draw:connector draw:style-name="gr2" draw:text-style-name="P2" draw:layer="layout" draw:type="lines" svg:x1="4.135cm" svg:y1="5.487cm" svg:x2="4.104cm" svg:y2="6.585cm" draw:start-shape="id19" draw:start-glue-point="6" draw:end-shape="id16" draw:end-glue-point="4" svg:d="m4135 5487v502l-31-95v691">
          <text:p/>
        </draw:connector>
        <draw:custom-shape draw:style-name="gr3" draw:text-style-name="P4" draw:id="id16" draw:layer="layout" svg:width="3.175cm" svg:height="1.905cm" svg:x="2.516cm" svg:y="6.396cm">
          <text:p text:style-name="P3"><text:span text:style-name="T1">Go to receiving dispatch shipment view (?)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3" draw:text-style-name="P4" draw:id="id17" draw:layer="layout" svg:width="3.175cm" svg:height="1.905cm" svg:x="2.578cm" svg:y="9.055cm">
          <text:p text:style-name="P3"><text:span text:style-name="T1">Enter waybill number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3" draw:text-style-name="P4" draw:id="id19" draw:layer="layout" svg:width="3.927cm" svg:height="1.27cm" svg:x="2.171cm" svg:y="4.217cm">
          <text:p text:style-name="P3"><text:span text:style-name="T2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4" draw:id="id20" draw:layer="layout" svg:width="3.175cm" svg:height="2.007cm" svg:x="7.439cm" svg:y="18.384cm">
          <text:p text:style-name="P3"><text:span text:style-name="T1">User click ok to proceed to shipment verification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2" draw:layer="layout" svg:x1="9.027cm" svg:y1="18.583cm" svg:x2="11.98cm" svg:y2="5.554cm" draw:start-shape="id20" draw:start-glue-point="4" draw:end-shape="id21" draw:end-glue-point="6" svg:d="m9027 18583v-13029h2953">
          <text:p/>
        </draw:connector>
        <draw:custom-shape draw:style-name="gr3" draw:text-style-name="P4" draw:id="id21" draw:layer="layout" svg:width="5.558cm" svg:height="2.59cm" svg:x="11.425cm" svg:y="4.259cm">
          <text:p text:style-name="P3"><text:span text:style-name="T1">Pallet product barcode is scanne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4" draw:id="id25" draw:layer="layout" svg:width="3.545cm" svg:height="1.905cm" svg:x="15.913cm" svg:y="18.162cm">
          <text:p text:style-name="P3"><text:span text:style-name="T1">User do scan assign with the received pallets if not done previously 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2" draw:text-style-name="P1" draw:layer="layout" svg:x1="14.204cm" svg:y1="6.849cm" svg:x2="12.879cm" svg:y2="8.522cm" draw:start-shape="id21" draw:end-shape="id22" draw:end-glue-point="4" svg:d="m14204 6849v837h-1325v836">
          <text:p/>
        </draw:connector>
        <draw:custom-shape draw:style-name="gr3" draw:text-style-name="P4" draw:id="id23" draw:layer="layout" svg:width="5.615cm" svg:height="2.254cm" svg:x="15.456cm" svg:y="10.993cm">
          <text:p text:style-name="P3"><text:span text:style-name="T1">ShipmentContainer status and its aliquots <text:s/>is set to “received”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layer="layout" svg:x1="17.692cm" svg:y1="13.247cm" svg:x2="17.699cm" svg:y2="15.088cm" draw:start-shape="id23" draw:start-glue-point="7" draw:end-shape="id24" draw:end-glue-point="4" svg:d="m17692 13247v826h7v1015">
          <text:p/>
        </draw:connector>
        <draw:connector draw:style-name="gr2" draw:layer="layout" svg:x1="19.458cm" svg:y1="19.114cm" svg:x2="22.312cm" svg:y2="19.098cm" draw:start-shape="id25" draw:end-shape="id26" draw:end-glue-point="5" svg:d="m19458 19114h1427v-16h1427">
          <text:p/>
        </draw:connector>
        <draw:custom-shape draw:style-name="gr3" draw:text-style-name="P4" draw:id="id18" draw:layer="layout" svg:width="4.769cm" svg:height="2.585cm" svg:x="1.771cm" svg:y="12.36cm">
          <text:p text:style-name="P3"><text:span text:style-name="T1">The dispatched shipment registered by Calgary is retrieved and displayed. 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layer="layout" svg:x1="4.155cm" svg:y1="14.945cm" svg:x2="4.173cm" svg:y2="16.28cm" draw:start-shape="id18" draw:end-shape="id27" svg:d="m4155 14945v734h18v601">
          <text:p/>
        </draw:connector>
        <draw:custom-shape draw:style-name="gr3" draw:text-style-name="P4" draw:id="id27" draw:layer="layout" svg:width="3.842cm" svg:height="3.126cm" svg:x="2.252cm" svg:y="16.28cm">
          <text:p text:style-name="P3"><text:span text:style-name="T1">User check that basics informations (dates, number of pallets...) are correct between manifest, and screen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2" draw:layer="layout" svg:x1="4.173cm" svg:y1="19.159cm" svg:x2="9.026cm" svg:y2="20.391cm" draw:start-shape="id27" draw:start-glue-point="6" draw:end-shape="id20" svg:d="m4173 19159v1733h4853v-501">
          <text:p/>
        </draw:connector>
        <draw:custom-shape draw:style-name="gr5" draw:text-style-name="P8" draw:id="id22" draw:layer="layout" svg:width="1.902cm" svg:height="1.992cm" svg:x="11.928cm" svg:y="8.522cm">
          <text:p text:style-name="P7"><text:span text:style-name="T3">Correct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6" draw:text-style-name="P9" draw:layer="layout" svg:x1="13.83cm" svg:y1="9.518cm" svg:x2="18.264cm" svg:y2="10.993cm" draw:start-shape="id22" draw:start-glue-point="1" draw:end-shape="id23" draw:end-glue-point="5" svg:d="m13830 9518h4434v1475">
          <text:p><text:span text:style-name="T3">YES</text:span></text:p>
        </draw:connector>
        <draw:connector draw:style-name="gr2" draw:layer="layout" svg:x1="20.5cm" svg:y1="12.12cm" svg:x2="23.941cm" svg:y2="11.543cm" draw:start-shape="id23" draw:start-glue-point="9" draw:end-shape="id28" draw:end-glue-point="6" svg:d="m20500 12120h3441v-577">
          <text:p/>
        </draw:connector>
        <draw:frame draw:style-name="gr7" draw:text-style-name="P9" draw:layer="layout" svg:width="5.358cm" svg:height="0.645cm" svg:x="19.701cm" svg:y="3.727cm">
          <draw:text-box>
            <text:p><text:span text:style-name="T3">Repeat for each received pallet</text:span></text:p>
          </draw:text-box>
        </draw:frame>
        <draw:custom-shape draw:style-name="gr8" draw:text-style-name="P7" draw:layer="layout" svg:width="15.676cm" svg:height="10.42cm" svg:x="11.067cm" svg:y="3.76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id="id24" draw:layer="layout" svg:width="3.175cm" svg:height="1.905cm" svg:x="16.111cm" svg:y="14.899cm">
          <text:p text:style-name="P3"><text:span text:style-name="T1">User click finish to “close” this shipment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2" draw:layer="layout" svg:x1="17.699cm" svg:y1="16.654cm" svg:x2="17.685cm" svg:y2="18.351cm" draw:start-shape="id24" draw:start-glue-point="6" draw:end-shape="id25" draw:end-glue-point="4" svg:d="m17699 16654v852h-14v845">
          <text:p/>
        </draw:connector>
        <draw:custom-shape draw:style-name="gr3" draw:text-style-name="P4" draw:id="id26" draw:layer="layout" svg:width="4.309cm" svg:height="2.289cm" svg:x="22.312cm" svg:y="17.953cm">
          <text:list text:style-name="L1">
            <text:list-item>
              <text:p text:style-name="P3"><text:span text:style-name="T1">The pallets can now be used by CBSR. </text:span></text:p>
            </text:list-item>
            <text:list-item>
              <text:p text:style-name="P3"><text:span text:style-name="T1">Aliquots are now in CBSR freezer</text:span></text:p>
            </text:list-item>
          </text:list>
          <text:p text:style-name="P3"><text:span text:style-name="T1"/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4" draw:id="id29" draw:layer="layout" svg:width="3.277cm" svg:height="1.843cm" svg:x="11.236cm" svg:y="11.566cm">
          <text:p text:style-name="P3"><text:span text:style-name="T1">Error investigation (?)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6" draw:text-style-name="P9" draw:layer="layout" svg:x1="12.879cm" svg:y1="10.514cm" svg:x2="12.875cm" svg:y2="11.749cm" draw:start-shape="id22" draw:end-shape="id29" draw:end-glue-point="4" svg:d="m12879 10514v526h-4v709">
          <text:p><text:span text:style-name="T3">NO</text:span></text:p>
        </draw:connector>
        <draw:custom-shape draw:style-name="gr5" draw:text-style-name="P8" draw:id="id28" draw:layer="layout" svg:width="3.783cm" svg:height="2.731cm" svg:x="22.049cm" svg:y="8.812cm">
          <text:p text:style-name="P7"><text:span text:style-name="T3">Does </text:span></text:p>
          <text:p text:style-name="P7"><text:span text:style-name="T3">the user</text:span></text:p>
          <text:p text:style-name="P7"><text:span text:style-name="T3"><text:s/></text:span><text:span text:style-name="T3">want to scan </text:span></text:p>
          <text:p text:style-name="P7"><text:span text:style-name="T3">assign the</text:span></text:p>
          <text:p text:style-name="P7"><text:span text:style-name="T3"><text:s/></text:span><text:span text:style-name="T3">pallet now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4" draw:id="id30" draw:layer="layout" svg:width="2.789cm" svg:height="1.828cm" svg:x="22.903cm" svg:y="4.65cm">
          <text:p text:style-name="P3"><text:span text:style-name="T1">User do scan assign with this pallet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6" draw:text-style-name="P9" draw:layer="layout" svg:x1="25.832cm" svg:y1="10.178cm" svg:x2="25.692cm" svg:y2="5.564cm" draw:start-shape="id28" draw:start-glue-point="7" draw:end-shape="id30" svg:d="m25832 10178h501v-4614h-641">
          <text:p><text:span text:style-name="T3">YES</text:span></text:p>
        </draw:connector>
        <draw:connector draw:style-name="gr2" draw:layer="layout" svg:x1="22.903cm" svg:y1="5.564cm" svg:x2="16.983cm" svg:y2="5.554cm" draw:start-shape="id30" draw:start-glue-point="3" draw:end-shape="id21" svg:d="m22903 5564h-2960v-10h-2960">
          <text:p/>
        </draw:connector>
        <draw:connector draw:style-name="gr2" draw:layer="layout" svg:x1="22.049cm" svg:y1="10.178cm" svg:x2="16.983cm" svg:y2="5.554cm" draw:start-shape="id28" draw:start-glue-point="5" draw:end-shape="id21" draw:end-glue-point="1" svg:d="m22049 10178h-2533v-4624h-2533">
          <text:p/>
        </draw:connector>
        <draw:frame draw:style-name="gr7" draw:text-style-name="P9" draw:layer="layout" svg:width="1.031cm" svg:height="0.645cm" svg:x="20cm" svg:y="8.244cm">
          <draw:text-box>
            <text:p><text:span text:style-name="T3">N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layer="layout" svg:width="25.199cm" svg:height="3.507cm" svg:x="1.4cm" svg:y="0.837cm" presentation:class="title">
          <draw:text-box>
            <text:p>After dispatch is complet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From one aliquot, user will still be able to get information about its previous dispatch shipment:</text:p>
                <text:list>
                  <text:list-item>
                    <text:p>Which others aliquots were on the same pallet</text:p>
                  </text:list-item>
                  <text:list-item>
                    <text:p>What was its position on this pallet</text:p>
                  </text:list-item>
                  <text:list-item>
                    <text:p>And all the information linked to the shipment.</text:p>
                  </text:list-item>
                </text:list>
              </text:list-item>
              <text:list-item>
                <text:p>Dispatch shipment information:</text:p>
                <text:list>
                  <text:list-item>
                    <text:p>List of pallets, and list of aliquots inside it (will be able to know their current position, in which site)</text:p>
                  </text:list-item>
                  <text:list-item>
                    <text:p>From where, to where</text:p>
                  </text:list-item>
                  <text:list-item>
                    <text:p>Date send and received, ...</text:p>
                  </text:list-item>
                </text:list>
              </text:list-item>
              <text:list-item>
                <text:p>Visits/Patients: </text:p>
                <text:list>
                  <text:list-item>
                    <text:p>both sites will access the same information (for instance, if someone modify a visit date, everybody will see the new date, no matter which site the user comes from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>Question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Clinics: </text:p>
                <text:list>
                  <text:list-item>
                    <text:p>Do we want a master of clinics</text:p>
                  </text:list-item>
                </text:list>
              </text:list-item>
              <text:list-item>
                <text:p>Contacts:</text:p>
                <text:list>
                  <text:list-item>
                    <text:p>If clinics are still specific to each site, should a site associate a contact only when select a study it will use ?</text:p>
                  </text:list-item>
                </text:list>
              </text:list-item>
              <text:list-item>
                <text:p>Accessibility:</text:p>
                <text:list>
                  <text:list-item>
                    <text:p>Can an Edmonton technician view/modify a visit created by Calgary in a study they both work with (no matter if this visit is part of a dispatch or not) ?</text:p>
                  </text:list-item>
                  <text:list-item>
                    <text:p>Same for anything a site can add into a study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elphine Degris-Dard</meta:initial-creator>
    <meta:creation-date>2010-05-11T10:20:01</meta:creation-date>
    <meta:editing-duration>PT01H13M21S</meta:editing-duration>
    <meta:editing-cycles>14</meta:editing-cycles>
    <dc:date>2010-06-23T12:40:39</dc:date>
    <dc:creator>Delphine Degris-Dard</dc:creator>
    <meta:generator>OpenOffice.org/3.2$Unix OpenOffice.org_project/320m12$Build-9483</meta:generator>
    <meta:document-statistic meta:object-count="111"/>
  </office:meta>
</office:document-meta>
</file>